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75mm"/>
    </style:style>
    <style:style style:name="co2" style:family="table-column">
      <style:table-column-properties fo:break-before="auto" style:column-width="60.78mm"/>
    </style:style>
    <style:style style:name="co3" style:family="table-column">
      <style:table-column-properties fo:break-before="auto" style:column-width="12.81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274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5mm" fo:break-before="auto" style:use-optimal-row-height="true"/>
    </style:style>
    <style:style style:name="ro3" style:family="table-row">
      <style:table-row-properties style:row-height="13.81mm" fo:break-before="auto" style:use-optimal-row-height="false"/>
    </style:style>
    <style:style style:name="ro4" style:family="table-row">
      <style:table-row-properties style:row-height="1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vertical-align="top"/>
      <style:text-properties fo:font-size="9pt" style:font-size-asian="9pt" style:font-size-complex="9pt"/>
    </style:style>
    <style:style style:name="ce3" style:family="table-cell" style:parent-style-name="Default" style:data-style-name="N99">
      <style:table-cell-properties style:text-align-source="value-type" style:repeat-content="false" fo:wrap-option="wrap" style:vertical-align="top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me of the config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debug_lo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dicates whether or not debug data will be written to a log at the end of the r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_config</text:p>
          </table:table-cell>
          <table:table-cell office:value-type="string" calcext:value-type="string">
            <text:p>allow_simultaneous_from_same_category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When picking simultaneous notes, should notes from the same cateory be allowed? For piano, this makes sense. For drums, it doesn’t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tegories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Map of note categories to midi notes. Key is from the Category enum, Value is a list of ints representing midi not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oser</text:p>
          </table:table-cell>
          <table:table-cell office:value-type="string" calcext:value-type="string">
            <text:p>lea.pm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ea probability mass function for choosing how often notes from the note categories are chosen. All values should total up to 1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100, 1000]</text:p>
          </table:table-cell>
          <table:table-cell office:value-type="string" calcext:value-type="string">
            <text:p>Range of possible number of notes, not including played back recording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rbidden_note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st of ints representing midi note numbers that should never be select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ngth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1, ticks_per_quarternote*4]</text:p>
          </table:table-cell>
          <table:table-cell office:value-type="string" calcext:value-type="string">
            <text:p>Range of lengths of notes, in tick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simultaneous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imum possible number of notes to play simultaneousl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21, 108]</text:p>
          </table:table-cell>
          <table:table-cell office:value-type="string" calcext:value-type="string">
            <text:p>Range of midi notes to choose fro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multaneous_chance</text:p>
          </table:table-cell>
          <table:table-cell office:value-type="string" calcext:value-type="string">
            <text:p>lea.pm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ea probability mass function for choosing how often simultaneous notes should occur. True/False values should total 1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rt_time_factors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Factor used in picking the next note start time. A critical part to this is the mapping of tempos to note length. See the tempo_length_map calculator.ods file for some examples of how this is calculated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cks_per_quarternote</text:p>
          </table:table-cell>
          <table:table-cell office:value-type="string" calcext:value-type="string">
            <text:p>in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umber of tickets per quarter no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phrase_count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3, 10]</text:p>
          </table:table-cell>
          <table:table-cell office:value-type="string" calcext:value-type="string">
            <text:p>Range of minimum/maximum number of notes/chords to include in a recorded phras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phrase_record_chance</text:p>
          </table:table-cell>
          <table:table-cell office:value-type="string" calcext:value-type="string">
            <text:p>lea.pmf</text:p>
          </table:table-cell>
          <table:table-cell office:value-type="string" calcext:value-type="string">
            <text:p>lea.pmf({</text:p>
            <text:p>             True: 0,</text:p>
            <text:p>             False: 1</text:p>
            <text:p>         })</text:p>
          </table:table-cell>
          <table:table-cell office:value-type="string" calcext:value-type="string">
            <text:p>Lea probability mass function for choosing how often recording a phrase will happen. True/False values should total 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OOT</text:p>
          </table:table-cell>
          <table:table-cell office:value-type="string" calcext:value-type="string">
            <text:p>phrase_replay_chance</text:p>
          </table:table-cell>
          <table:table-cell office:value-type="string" calcext:value-type="string">
            <text:p>lea.pmf</text:p>
          </table:table-cell>
          <table:table-cell office:value-type="string" calcext:value-type="string">
            <text:p>lea.pmf({</text:p>
            <text:p>              True: 0,</text:p>
            <text:p>              False: 1</text:p>
            <text:p>          }) </text:p>
          </table:table-cell>
          <table:table-cell office:value-type="string" calcext:value-type="string">
            <text:p>Lea probability mass function for choosing how often a recorded phrase might be inserted into the track. True/False values should total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tempo_change_chance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tempo_change_chance_rang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1, 100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tempo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30, 200]</text:p>
          </table:table-cell>
          <table:table-cell office:value-type="string" calcext:value-type="string">
            <text:p>Range of minimum/maximum tempos from which tempos will be chos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use_randomized_tunin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volume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1, 127]</text:p>
          </table:table-cell>
          <table:table-cell office:value-type="string" calcext:value-type="string">
            <text:p>Range of minimum/maximum volumes that might be chosen for notes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21:34:48.527000000</meta:creation-date>
    <dc:date>2019-05-17T22:45:10.714000000</dc:date>
    <meta:editing-duration>PT28M59S</meta:editing-duration>
    <meta:editing-cycles>4</meta:editing-cycles>
    <meta:generator>LibreOffice/6.2.2.2$Windows_X86_64 LibreOffice_project/2b840030fec2aae0fd2658d8d4f9548af4e3518d</meta:generator>
    <meta:document-statistic meta:table-count="1" meta:cell-count="97" meta:object-count="0"/>
  </office:meta>
</office:document-meta>
</file>